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2">
      <style:text-properties style:font-name="Padauk" fo:font-size="12pt" fo:language="en" fo:country="US" officeooo:rsid="000f521f" officeooo:paragraph-rsid="000f521f" style:font-size-asian="12pt" style:font-size-complex="12pt"/>
    </style:style>
    <style:style style:name="P2" style:family="paragraph" style:parent-style-name="Preformatted_20_Text">
      <style:text-properties officeooo:rsid="000fd69a" officeooo:paragraph-rsid="000fd69a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1c45b"/>
    </style:style>
    <style:style style:name="P5" style:family="paragraph" style:parent-style-name="Standard">
      <style:text-properties style:font-name="Padauk" fo:font-size="12pt" fo:language="en" fo:country="US" officeooo:rsid="000f521f" officeooo:paragraph-rsid="000f521f" style:font-size-asian="12pt" style:font-size-complex="12pt"/>
    </style:style>
    <style:style style:name="P6" style:family="paragraph" style:parent-style-name="Standard" style:list-style-name="L1">
      <style:text-properties style:font-name="Padauk" fo:font-size="12pt" fo:language="en" fo:country="US" officeooo:rsid="000f521f" officeooo:paragraph-rsid="000f521f" style:font-size-asian="12pt" style:font-size-complex="12pt"/>
    </style:style>
    <style:style style:name="P7" style:family="paragraph" style:parent-style-name="Standard" style:list-style-name="L1">
      <style:text-properties style:font-name="Padauk" fo:font-size="12pt" fo:language="en" fo:country="US" officeooo:rsid="000fd69a" officeooo:paragraph-rsid="000fd69a" style:font-size-asian="12pt" style:font-size-complex="12pt"/>
    </style:style>
    <style:style style:name="P8" style:family="paragraph" style:parent-style-name="Standard" style:list-style-name="L3">
      <style:text-properties style:font-name="Padauk" fo:font-size="12pt" fo:language="en" fo:country="US" officeooo:rsid="000fd69a" officeooo:paragraph-rsid="000fd69a" style:font-size-asian="12pt" style:font-size-complex="12pt"/>
    </style:style>
    <style:style style:name="P9" style:family="paragraph" style:parent-style-name="Standard">
      <style:text-properties style:font-name="Padauk" fo:font-size="12pt" fo:language="en" fo:country="US" officeooo:rsid="000fd69a" officeooo:paragraph-rsid="000fd69a" style:font-size-asian="12pt" style:font-size-complex="12pt"/>
    </style:style>
    <style:style style:name="P10" style:family="paragraph" style:parent-style-name="Standard">
      <style:text-properties style:font-name="Padauk" fo:font-size="12pt" fo:language="en" fo:country="US" fo:font-weight="bold" officeooo:rsid="0011e253" officeooo:paragraph-rsid="0011e253" style:font-size-asian="12pt" style:font-weight-asian="bold" style:font-size-complex="12pt" style:font-weight-complex="bold"/>
    </style:style>
    <style:style style:name="P11" style:family="paragraph" style:parent-style-name="Standard" style:list-style-name="L7">
      <style:text-properties officeooo:rsid="000fd69a" officeooo:paragraph-rsid="000fd69a"/>
    </style:style>
    <style:style style:name="P12" style:family="paragraph" style:parent-style-name="Standard" style:list-style-name="L8">
      <style:text-properties officeooo:rsid="000fd69a" officeooo:paragraph-rsid="000fd69a"/>
    </style:style>
    <style:style style:name="P13" style:family="paragraph" style:parent-style-name="Standard" style:list-style-name="L9">
      <style:text-properties officeooo:rsid="000fd69a" officeooo:paragraph-rsid="000fd69a"/>
    </style:style>
    <style:style style:name="P14" style:family="paragraph" style:parent-style-name="Standard">
      <style:text-properties officeooo:rsid="000fd69a" officeooo:paragraph-rsid="000fd69a"/>
    </style:style>
    <style:style style:name="P15" style:family="paragraph" style:parent-style-name="Standard" style:list-style-name="L10">
      <style:text-properties officeooo:paragraph-rsid="0011c45b"/>
    </style:style>
    <style:style style:name="P16" style:family="paragraph" style:parent-style-name="Standard" style:list-style-name="L11">
      <style:text-properties officeooo:rsid="0011e253" officeooo:paragraph-rsid="0011e253"/>
    </style:style>
    <style:style style:name="P17" style:family="paragraph" style:parent-style-name="Standard">
      <style:text-properties officeooo:paragraph-rsid="0011e253"/>
    </style:style>
    <style:style style:name="T1" style:family="text">
      <style:text-properties style:font-name="Padauk" fo:font-size="12pt" fo:language="en" fo:country="US" style:font-size-asian="12pt" style:font-size-complex="12pt"/>
    </style:style>
    <style:style style:name="T2" style:family="text">
      <style:text-properties style:font-name="Padauk" fo:font-size="12pt" fo:language="en" fo:country="US" officeooo:rsid="0011c45b" style:font-size-asian="12pt" style:font-size-complex="12pt"/>
    </style:style>
    <style:style style:name="T3" style:family="text">
      <style:text-properties style:font-name="Padauk" fo:font-size="12pt" fo:language="en" fo:country="US" fo:font-weight="normal" officeooo:rsid="0011e253" style:font-size-asian="12pt" style:font-weight-asian="normal" style:font-size-complex="12pt" style:font-weight-complex="normal"/>
    </style:style>
    <style:style style:name="T4" style:family="text">
      <style:text-properties style:font-name="Padauk" fo:font-size="12pt" fo:language="en" fo:country="US" fo:font-weight="normal" officeooo:rsid="00120707" style:font-size-asian="12pt" style:font-weight-asian="normal" style:font-size-complex="12pt" style:font-weight-complex="normal"/>
    </style:style>
    <style:style style:name="T5" style:family="text">
      <style:text-properties officeooo:rsid="000fd69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c45b" style:font-weight-asian="normal" style:font-weight-complex="normal"/>
    </style:style>
    <style:style style:name="T8" style:family="text">
      <style:text-properties fo:font-weight="normal" officeooo:rsid="0011e253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c45b" style:font-weight-asian="bold" style:font-weight-complex="bold"/>
    </style:style>
    <style:style style:name="T11" style:family="text">
      <style:text-properties fo:font-weight="bold" officeooo:rsid="0011e253" style:font-weight-asian="bold" style:font-weight-complex="bold"/>
    </style:style>
    <style:style style:name="T12" style:family="text">
      <style:text-properties officeooo:rsid="0011e2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ache CouchDB Secure setup check list</text:p>
      <text:p text:style-name="P5"/>
      <text:list xml:id="list3062383993" text:style-name="L1">
        <text:list-item>
          <text:p text:style-name="P6">Deactivate „Admin Party“</text:p>
          <text:list>
            <text:list-item>
              <text:p text:style-name="P6">Generate a new user, can be done via API or Fauxton. <text:span text:style-name="T5">Its also possible to do it in your local configuration file couchdb/etc/local.ini section [admins]</text:span></text:p>
            </text:list-item>
            <text:list-item>
              <text:p text:style-name="P6">Ensure that you have at least the following DB‘s after this</text:p>
            </text:list-item>
          </text:list>
        </text:list-item>
      </text:list>
      <text:list xml:id="list331678417" text:style-name="L2">
        <text:list-item>
          <text:list>
            <text:list-item>
              <text:list>
                <text:list-item>
                  <text:p text:style-name="P1">_users</text:p>
                </text:list-item>
                <text:list-item>
                  <text:p text:style-name="P1">_replicator</text:p>
                </text:list-item>
              </text:list>
            </text:list-item>
          </text:list>
        </text:list-item>
      </text:list>
      <text:list xml:id="list130533520579917" text:continue-list="list3062383993" text:style-name="L1">
        <text:list-item>
          <text:p text:style-name="P7">Open your local couchdb/etc/local.ini file (admin rights needed) and change the following</text:p>
          <text:list>
            <text:list-item>
              <text:p text:style-name="P7">Under [chttpd] require_valid_user = true</text:p>
            </text:list-item>
          </text:list>
        </text:list-item>
      </text:list>
      <text:list xml:id="list878828495" text:style-name="L3">
        <text:list-item>
          <text:list>
            <text:list-item>
              <text:list>
                <text:list-item>
                  <text:p text:style-name="P8">Ensures that all requests have to be authenticated</text:p>
                </text:list-item>
              </text:list>
            </text:list-item>
          </text:list>
        </text:list-item>
      </text:list>
      <text:list xml:id="list723214809" text:style-name="L7">
        <text:list-item>
          <text:list>
            <text:list-item>
              <text:p text:style-name="P11"><text:span text:style-name="T1">Under [couch_peruser] set enable = true</text:span></text:p>
            </text:list-item>
          </text:list>
        </text:list-item>
      </text:list>
      <text:list xml:id="list480966919" text:style-name="L8">
        <text:list-item>
          <text:list>
            <text:list-item>
              <text:list>
                <text:list-item>
                  <text:p text:style-name="P12"><text:span text:style-name="T1">Each users gets his own db, can only used by him </text:span></text:p>
                </text:list-item>
              </text:list>
            </text:list-item>
          </text:list>
        </text:list-item>
      </text:list>
      <text:list xml:id="list39948677" text:style-name="L10">
        <text:list-item>
          <text:list>
            <text:list-item>
              <text:p text:style-name="P15"><text:span text:style-name="T2">Set under [httpd] WWW-Authenticate = Basic realm="administrator"</text:span></text:p>
            </text:list-item>
          </text:list>
        </text:list-item>
      </text:list>
      <text:list xml:id="list1721454284" text:style-name="L9">
        <text:list-item>
          <text:p text:style-name="P13"><text:span text:style-name="T1">Restart couch db service </text:span></text:p>
        </text:list-item>
        <text:list-item>
          <text:p text:style-name="P13"><text:span text:style-name="T1">Create a normal user in your db, can be done via Fauxton or view API</text:span></text:p>
        </text:list-item>
      </text:list>
      <text:p text:style-name="P2"/>
      <text:p text:style-name="P2">curl -X PUT http://localhost:5984/_users/org.couchdb.user:jan \</text:p>
      <text:p text:style-name="Preformatted_20_Text"><text:s text:c="5"/>-H "Accept: application/json" \</text:p>
      <text:p text:style-name="Preformatted_20_Text"><text:s text:c="5"/>-H "Content-Type: application/json" \</text:p>
      <text:p text:style-name="P3"><text:s text:c="5"/>-d '{"name": "jan", "password": "apple", "roles": [], "type": "user"}'</text:p>
      <text:p text:style-name="P4"><text:span text:style-name="T10">Please note: </text:span><text:span text:style-name="T7">The above command should not work at this step, you have to add your admin login details to the URL like admin:admin@localhost</text:span></text:p>
      <text:p text:style-name="P14"/>
      <text:list xml:id="list164476616" text:style-name="L11">
        <text:list-item>
          <text:p text:style-name="P16">Each none user database (not created for a user, due to point 2.2 users get their own db) now needs a security object that informs couch on how to handle requests. <text:s/>The configuration can be done with the command below or in Fauxton.</text:p>
        </text:list-item>
      </text:list>
      <text:p text:style-name="P9"/>
      <text:p text:style-name="P9">curl -X PUT http://localhost:5984/<text:span text:style-name="T9">mydb</text:span>/_security \</text:p>
      <text:p text:style-name="P9"><text:s text:c="5"/><text:span text:style-name="T9">-u </text:span><text:span text:style-name="T11">admin</text:span><text:span text:style-name="T9">:</text:span><text:span text:style-name="T11">admin</text:span> \</text:p>
      <text:p text:style-name="P9"><text:s text:c="5"/>-H "Content-Type: application/json" \</text:p>
      <text:p text:style-name="P9"><text:s text:c="5"/>-d '{"admins": { "names": [], "roles": [] }, "members": { "names": ["jan"], "roles": [] } }'</text:p>
      <text:p text:style-name="P9"/>
      <text:p text:style-name="P9"><text:tab/><text:span text:style-name="T12">The above parts in </text:span><text:span text:style-name="T11">bold </text:span><text:span text:style-name="T8">need to be adjusted for your installation</text:span></text:p>
      <text:p text:style-name="P10">Please note: <text:span text:style-name="T6">If the user needs to create design documents he has to be in the admin list, he can use design documents as a member</text:span></text:p>
      <text:p text:style-name="P10"><text:span text:style-name="T6"/></text:p>
      <text:p text:style-name="P10">Reverse proxy</text:p>
      <text:p text:style-name="P17"><text:span text:style-name="T3">Please setup a reverse proxy for couchdb, see </text:span><text:a xlink:type="simple" xlink:href="https://docs.couchdb.org/en/stable/best-practices/reverse-proxies.html" text:style-name="Internet_20_link" text:visited-style-name="Visited_20_Internet_20_Link">here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2:05:02.087243649</meta:creation-date>
    <dc:date>2019-03-02T13:05:33.231628767</dc:date>
    <meta:editing-duration>PT7M40S</meta:editing-duration>
    <meta:editing-cycles>1</meta:editing-cycles>
    <meta:document-statistic meta:table-count="0" meta:image-count="0" meta:object-count="0" meta:page-count="1" meta:paragraph-count="28" meta:word-count="295" meta:character-count="1793" meta:non-whitespace-character-count="1505"/>
    <meta:generator>LibreOffice/6.0.7.3$Linux_X86_64 LibreOffice_project/00m0$Build-3</meta:generator>
  </office:meta>
</office:document-meta>
</file>